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ucida Handwriting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.979cm" fo:margin-right="0cm" fo:text-align="start" style:justify-single-word="false" fo:text-indent="1.508cm" style:auto-text-indent="false">
        <style:tab-stops/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-0.026cm" fo:margin-right="0cm" fo:text-align="center" style:justify-single-word="false" fo:text-indent="-0.026cm" style:auto-text-indent="false">
        <style:tab-stops/>
      </style:paragraph-properties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2.461cm" fo:margin-right="0cm" fo:text-align="start" style:justify-single-word="false" fo:text-indent="0.026cm" style:auto-text-indent="false">
        <style:tab-stops/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6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Curriculum Vitae-</text:p>
      <text:p text:style-name="P1"><text:span text:style-name="T5">Claude EVEN </text:span><text:span text:style-name="T1">; ganet <text:s/>24/01/1978 en Alre, Morbihan ( 34 bloaz );</text:span></text:p>
      <text:p text:style-name="P2"><text:span text:style-name="T4"><text:s/></text:span><text:a xlink:type="simple" xlink:href="mailto:cevenbzh@live.fr"><text:span text:style-name="T3">cevenbzh@live.fr</text:span></text:a><text:a xlink:type="simple" xlink:href="mailto:cevenbzh@live"><text:span text:style-name="T4"> </text:span></text:a><text:span text:style-name="T2">; </text:span><text:span text:style-name="T6">Le Bochet 56350 ALLAIRE; 02.99.71.80.98</text:span><text:a xlink:type="simple" xlink:href="mailto:cevenbzh@live">/</text:a><text:span text:style-name="T6">06.65.33.59.93</text:span></text:p>
      <text:p text:style-name="P4"/>
      <text:p text:style-name="P5">-Barregezhioù:</text:p>
      <text:p text:style-name="P5"/>
      <text:p text:style-name="P6">-Digor, statrijenn gantañ hag en e vleud gant an dud.</text:p>
      <text:p text:style-name="P6">-gouest da genlabourat pe labourat a-stroll.</text:p>
      <text:p text:style-name="P6">-sevel ha ren abadennoù.</text:p>
      <text:p text:style-name="P6">-serius.</text:p>
      <text:p text:style-name="P6">-gouizigezhoù ha skiant-prenet e-keñver bed ar c'helenn.</text:p>
      <text:p text:style-name="P6">-gouizigezhoù ha skiant-prenet e-keñver bed an deskiñ.</text:p>
      <text:p text:style-name="P6">-soupl, gouest d'ober traoù a bep seurt.</text:p>
      <text:p text:style-name="P6"/>
      <text:p text:style-name="P7">-Titloù:</text:p>
      <text:p text:style-name="P7"/>
      <text:p text:style-name="P6">-1996 Bac. ES option math..</text:p>
      <text:p text:style-name="P6">-1999 DEUG istor/geografiezh.</text:p>
      <text:p text:style-name="P6">-2000 Aotregezh istor/geografiezh.</text:p>
      <text:p text:style-name="P6">-2003 Mestroniezh istor.</text:p>
      <text:p text:style-name="P6">-Traoù all: DCL (B2.4), AFPS, evezhier kouronkañ, degemerabl er CRPE.</text:p>
      <text:p text:style-name="P6"/>
      <text:p text:style-name="P7">-Skiant-prenet:</text:p>
      <text:p text:style-name="P7"/>
      <text:p text:style-name="P8">-Labourioù a bep seurt e-pad an hañv .</text:p>
      <text:p text:style-name="P8">-Buhezour e kreizennoù vakañsoù ( 6 vloaz ).</text:p>
      <text:p text:style-name="P8">-Kasour/evezhier ( MI/SE ) e skolajoù ha liseoù publik ( 8 vloaz, 2 vloaz en o mesk en ur ober e plas ar C'huzulier Pennañ an Deskiñ ( CPE )).</text:p>
      <text:p text:style-name="P8">-skolaer/suppleant er skolioù prevez ( ur bloaz e Redon ha erlec'hiadennoù bihan all ).</text:p>
      <text:p text:style-name="P8">-Kelenner istor/geo./deskadurezh keodedel en deskadurezh stad ( 3 vloaz e Redon ).</text:p>
      <text:p text:style-name="P8"/>
      <text:p text:style-name="P7">-Stummadur:</text:p>
      <text:p text:style-name="P7"/>
      <text:p text:style-name="P6">-AFPS.</text:p>
      <text:p text:style-name="P6">-Stummadur hir (6 miz e 2007) gant STUMDI.</text:p>
      <text:p text:style-name="P6">-Stummadur uhel (3 miz e 2012) gant STUMDI.</text:p>
      <text:p text:style-name="P6">-Stajoù berr ( ur sizhun) dre soubidigezh (KEAV, STUMDI, Irati...).</text:p>
      <text:p text:style-name="P6"/>
      <text:p text:style-name="P7">-Dudi:</text:p>
      <text:p text:style-name="P7"/>
      <text:p text:style-name="P6">-Ar brezhoneg, ar sevenadur hag an istor.</text:p>
      <text:p text:style-name="P6">-Dañs hengounel ( e Redon ha St Dolay).</text:p>
      <text:p text:style-name="P6">-Lenn.</text:p>
      <text:p text:style-name="P6">-Stlennegezh.</text:p>
      <text:p text:style-name="P6"/>
      <text:p text:style-name="P7">-Yezhoù:</text:p>
      <text:p text:style-name="P6"/>
      <text:p text:style-name="P6">-Galleg, Brezhoneg , Saozneg,</text:p>
      <text:p text:style-name="P6">-Alamaneg ha galloeg ( traouigoù )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éline jolivet</meta:initial-creator>
    <meta:creation-date>2012-07-08T09:33:21.64</meta:creation-date>
    <dc:date>2012-07-10T12:55:14.76</dc:date>
    <dc:creator>céline jolivet</dc:creator>
    <meta:editing-duration>PT00H14M24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2" meta:paragraph-count="36" meta:word-count="219" meta:character-count="1393"/>
  </office:meta>
</office:document-meta>
</file>